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468cm" table:align="left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3.193cm"/>
    </style:style>
    <style:style style:name="Table2.C" style:family="table-column">
      <style:table-column-properties style:column-width="10.973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5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paragraph-rsid="002a3d16"/>
    </style:style>
    <style:style style:name="P2" style:family="paragraph" style:parent-style-name="Table_20_Contents">
      <style:text-properties officeooo:paragraph-rsid="001e5908"/>
    </style:style>
    <style:style style:name="P3" style:family="paragraph" style:parent-style-name="Table_20_Contents">
      <style:text-properties style:font-name="Liberation Sans" fo:font-size="10pt" officeooo:rsid="002b611b" officeooo:paragraph-rsid="002b611b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262c57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23b62d"/>
    </style:style>
    <style:style style:name="P7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1cf925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1cf925"/>
    </style:style>
    <style:style style:name="P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letter-spacing="normal" fo:font-style="normal" fo:font-weight="normal" officeooo:rsid="001cf925" officeooo:paragraph-rsid="0037b6a2"/>
    </style:style>
    <style:style style:name="P10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1" fo:letter-spacing="normal" fo:font-style="normal" fo:font-weight="normal" officeooo:rsid="001cf925" officeooo:paragraph-rsid="0037b6a2"/>
    </style:style>
    <style:style style:name="P12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style:use-window-font-color="true" loext:opacity="0%" style:font-name="Liberation Mono1" fo:font-size="9pt" fo:letter-spacing="normal" fo:font-style="normal" fo:font-weight="normal" style:font-size-asian="9pt" style:font-size-complex="9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cf925" officeooo:paragraph-rsid="00292ffd" style:font-size-asian="11pt" style:font-size-complex="11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2ffd" style:font-size-asian="11pt" style:font-size-complex="11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292ffd" officeooo:paragraph-rsid="00295b5a" style:font-size-asian="11pt" style:font-size-complex="11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f925" officeooo:paragraph-rsid="00292ffd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eaf1b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Liberation Sans" officeooo:paragraph-rsid="004d344b"/>
    </style:style>
    <style:style style:name="P2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21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22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Liberation Mono1" fo:font-size="9pt" fo:letter-spacing="normal" fo:font-style="normal" fo:font-weight="normal" style:font-size-asian="9pt" style:font-size-complex="9pt"/>
    </style:style>
    <style:style style:name="P23" style:family="paragraph" style:parent-style-name="Preformatted_20_Text">
      <style:paragraph-properties fo:margin-top="0cm" fo:margin-bottom="0cm" style:contextual-spacing="false"/>
      <style:text-properties fo:color="#000000" loext:opacity="100%" style:font-name="Liberation Mono1" officeooo:paragraph-rsid="0037b6a2"/>
    </style:style>
    <style:style style:name="P24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2b611b" officeooo:paragraph-rsid="002b611b" style:font-size-asian="10pt" style:font-size-complex="10pt"/>
    </style:style>
    <style:style style:name="P25" style:family="paragraph" style:parent-style-name="Heading_20_3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use-window-font-color="true" loext:opacity="0%" style:font-name="Liberation Mono1" fo:font-size="9pt" fo:font-style="normal" fo:font-weight="normal" officeooo:paragraph-rsid="003940f8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29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cf925" style:font-size-asian="10pt" style:font-size-complex="10pt"/>
    </style:style>
    <style:style style:name="P30" style:family="paragraph" style:parent-style-name="Title">
      <style:paragraph-properties fo:text-align="start" style:justify-single-word="false"/>
    </style:style>
    <style:style style:name="P31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Liberation Sans" fo:font-size="10pt" officeooo:rsid="002b611b" officeooo:paragraph-rsid="002b611b" style:font-size-asian="10pt" style:font-size-complex="10pt"/>
    </style:style>
    <style:style style:name="P3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34" style:family="paragraph" style:parent-style-name="Contents_20_Heading">
      <style:text-properties style:font-name="Liberation Sans" fo:font-size="11pt" style:font-size-asian="11pt" style:font-size-complex="11pt"/>
    </style:style>
    <style:style style:name="P35" style:family="paragraph" style:parent-style-name="Heading_20_3">
      <style:text-properties fo:font-variant="normal" fo:text-transform="none" fo:color="#595959" loext:opacity="100%" style:font-name="Liberation Sans" fo:font-size="14pt" fo:letter-spacing="normal" fo:font-style="normal" fo:font-weight="normal" officeooo:rsid="0035ef4c" style:font-name-asian="Songti SC" style:font-size-asian="14pt" style:font-weight-asian="bold" style:font-name-complex="Arial Unicode MS" style:font-size-complex="14pt" style:font-weight-complex="bold"/>
    </style:style>
    <style:style style:name="P36" style:family="paragraph" style:parent-style-name="Preformatted_20_Text">
      <style:text-properties fo:color="#000000" loext:opacity="100%" style:font-name="Liberation Mono1"/>
    </style:style>
    <style:style style:name="P37" style:family="paragraph" style:parent-style-name="Preformatted_20_Text">
      <style:text-properties style:use-window-font-color="true" loext:opacity="0%" fo:font-size="9pt" style:font-size-asian="9pt" style:font-size-complex="9pt"/>
    </style:style>
    <style:style style:name="P38" style:family="paragraph" style:parent-style-name="Heading_20_4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officeooo:rsid="0028022d"/>
    </style:style>
    <style:style style:name="T5" style:family="text">
      <style:text-properties fo:color="#808080" loext:opacity="100%" style:font-name="Liberation Mono1" officeooo:rsid="0039fe0f"/>
    </style:style>
    <style:style style:name="T6" style:family="text">
      <style:text-properties fo:color="#808080" loext:opacity="100%" style:font-name="Liberation Mono1" officeooo:rsid="0023b62d"/>
    </style:style>
    <style:style style:name="T7" style:family="text">
      <style:text-properties fo:color="#808080" loext:opacity="100%" style:font-name="Liberation Mono1" officeooo:rsid="00262c57"/>
    </style:style>
    <style:style style:name="T8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T9" style:family="text">
      <style:text-properties fo:color="#808080" loext:opacity="100%" style:font-name="Liberation Mono1" fo:font-weight="bold" officeooo:rsid="00295b5a" style:font-weight-asian="bold" style:font-weight-complex="bold"/>
    </style:style>
    <style:style style:name="T10" style:family="text">
      <style:text-properties fo:color="#808080" loext:opacity="100%" style:font-name="Liberation Mono1" fo:font-weight="bold" officeooo:rsid="003533ba" style:font-weight-asian="bold" style:font-weight-complex="bold"/>
    </style:style>
    <style:style style:name="T11" style:family="text">
      <style:text-properties fo:color="#000000" loext:opacity="100%" style:font-name="Liberation Sans" officeooo:rsid="001cf925"/>
    </style:style>
    <style:style style:name="T12" style:family="text">
      <style:text-properties fo:color="#0000ff" loext:opacity="100%" style:font-name="Liberation Sans" fo:font-weight="bold" officeooo:rsid="0023b62d" style:font-weight-asian="bold" style:font-weight-complex="bold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cf925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3d16" style:font-size-asian="11pt" style:font-size-complex="11pt"/>
    </style:style>
    <style:style style:name="T1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4c45" style:font-size-asian="11pt" style:font-size-complex="11pt"/>
    </style:style>
    <style:style style:name="T16" style:family="text">
      <style:text-properties fo:font-variant="normal" fo:text-transform="none" fo:color="#000000" loext:opacity="100%" fo:font-size="11pt" fo:letter-spacing="normal" fo:font-style="normal" fo:font-weight="normal" officeooo:rsid="00b5c7d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fo:font-size="11pt" fo:letter-spacing="normal" fo:font-style="normal" fo:font-weight="normal" officeooo:rsid="0063736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fo:font-size="11pt" fo:letter-spacing="normal" fo:font-style="normal" fo:font-weight="normal" officeooo:rsid="00ba333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fo:font-size="11pt" fo:letter-spacing="normal" fo:font-style="normal" fo:font-weight="normal" officeooo:rsid="00b6d11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" style:family="text">
      <style:text-properties fo:font-variant="normal" fo:text-transform="none" fo:color="#000000" loext:opacity="100%" fo:font-size="11pt" fo:letter-spacing="normal" fo:font-style="normal" fo:font-weight="normal" officeooo:rsid="0042a30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1pt" fo:letter-spacing="normal" fo:font-style="normal" fo:font-weight="normal" officeooo:rsid="004084b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2" style:family="text">
      <style:text-properties fo:font-variant="normal" fo:text-transform="none" fo:color="#000000" loext:opacity="100%" fo:font-size="11pt" fo:letter-spacing="normal" fo:font-style="normal" fo:font-weight="normal" officeooo:rsid="004d344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fo:font-size="11pt" fo:letter-spacing="normal" fo:font-style="normal" fo:font-weight="normal" officeooo:rsid="004ee1a0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4" style:family="text">
      <style:text-properties fo:font-variant="normal" fo:text-transform="none" fo:color="#000000" loext:opacity="100%" fo:font-size="11pt" fo:letter-spacing="normal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fo:font-size="11pt" fo:letter-spacing="normal" fo:font-style="normal" fo:font-weight="normal" officeooo:rsid="005294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fo:font-size="11pt" fo:letter-spacing="normal" fo:font-style="normal" fo:font-weight="normal" officeooo:rsid="00529bbd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7" style:family="text">
      <style:text-properties fo:font-variant="normal" fo:text-transform="none" fo:color="#000000" loext:opacity="100%" fo:font-size="11pt" fo:letter-spacing="normal" fo:font-style="italic" fo:font-weight="normal" officeooo:rsid="00b5c7d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2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cf925" style:font-size-asian="11pt" style:font-size-complex="11pt"/>
    </style:style>
    <style:style style:name="T29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0" style:family="text">
      <style:text-properties fo:font-variant="normal" fo:text-transform="none" fo:color="#595959" loext:opacity="100%" style:font-name="Liberation Sans" fo:letter-spacing="normal" fo:font-style="normal" fo:font-weight="normal" officeooo:rsid="0037b6a2"/>
    </style:style>
    <style:style style:name="T31" style:family="text">
      <style:text-properties fo:font-variant="normal" fo:text-transform="none" fo:color="#595959" loext:opacity="100%" style:font-name="Liberation Sans" fo:letter-spacing="normal" fo:font-style="normal" fo:font-weight="normal" officeooo:rsid="0023b62d"/>
    </style:style>
    <style:style style:name="T32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35" style:family="text">
      <style:text-properties fo:font-variant="normal" fo:text-transform="none" fo:color="#808080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6" style:family="text">
      <style:text-properties fo:font-variant="normal" fo:text-transform="none" fo:color="#808080" loext:opacity="100%" fo:font-size="11pt" fo:letter-spacing="normal" fo:font-style="italic" fo:font-weight="bold" officeooo:rsid="00b5c7da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37" style:family="text">
      <style:text-properties fo:font-variant="normal" fo:text-transform="none" fo:color="#0000ff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8" style:family="text">
      <style:text-properties fo:font-variant="normal" fo:text-transform="none" fo:color="#0000ff" loext:opacity="100%" fo:font-size="11pt" fo:letter-spacing="normal" fo:font-style="normal" fo:font-weight="bold" officeooo:rsid="0047472f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9" style:family="text">
      <style:text-properties officeooo:rsid="001cf925"/>
    </style:style>
    <style:style style:name="T40" style:family="text">
      <style:text-properties fo:color="#666666" loext:opacity="100%" style:font-name="Liberation Mono1" fo:font-size="9pt" officeooo:rsid="001e5908" style:font-size-asian="9pt" style:font-size-complex="9pt"/>
    </style:style>
    <style:style style:name="T41" style:family="text">
      <style:text-properties fo:color="#666666" loext:opacity="100%" style:font-name="Liberation Mono1" fo:font-size="9pt" officeooo:rsid="002b611b" style:font-size-asian="9pt" style:font-size-complex="9pt"/>
    </style:style>
    <style:style style:name="T42" style:family="text">
      <style:text-properties fo:color="#666666" loext:opacity="100%" style:font-name="Liberation Mono1" fo:font-size="9pt" officeooo:rsid="0030a7ba" style:font-size-asian="9pt" style:font-size-complex="9pt"/>
    </style:style>
    <style:style style:name="T43" style:family="text">
      <style:text-properties fo:color="#666666" loext:opacity="100%" style:font-name="Liberation Mono1" fo:font-size="9pt" officeooo:rsid="0047393c" style:font-size-asian="9pt" style:font-size-complex="9pt"/>
    </style:style>
    <style:style style:name="T44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color="#000080" loext:opacity="100%" fo:font-style="italic" style:text-underline-style="solid" style:text-underline-width="auto" style:text-underline-color="font-color" officeooo:rsid="0024b46c" style:font-style-asian="italic" style:font-style-complex="italic"/>
    </style:style>
    <style:style style:name="T46" style:family="text">
      <style:text-properties fo:color="#000080" loext:opacity="100%" fo:font-style="italic" style:text-underline-style="solid" style:text-underline-width="auto" style:text-underline-color="font-color" officeooo:rsid="00262c57" style:font-style-asian="italic" style:font-style-complex="italic"/>
    </style:style>
    <style:style style:name="T47" style:family="text">
      <style:text-properties fo:color="#000080" loext:opacity="100%" fo:font-style="italic" style:text-underline-style="solid" style:text-underline-width="auto" style:text-underline-color="font-color" officeooo:rsid="00341fe8" style:font-style-asian="italic" style:font-style-complex="italic"/>
    </style:style>
    <style:style style:name="T48" style:family="text">
      <style:text-properties fo:color="#000080" loext:opacity="100%" fo:font-style="italic" style:text-underline-style="solid" style:text-underline-width="auto" style:text-underline-color="font-color" officeooo:rsid="001cf925" style:font-style-asian="italic" style:font-style-complex="italic"/>
    </style:style>
    <style:style style:name="T49" style:family="text">
      <style:text-properties fo:color="#000080" loext:opacity="100%" style:font-name="Liberation Sans" fo:font-style="italic" style:text-underline-style="solid" style:text-underline-width="auto" style:text-underline-color="font-color" officeooo:rsid="00262c57" style:font-style-asian="italic" style:font-style-complex="italic"/>
    </style:style>
    <style:style style:name="T50" style:family="text">
      <style:text-properties fo:color="#000080" loext:opacity="100%" style:font-name="Liberation Sans" fo:font-style="italic" style:text-underline-style="solid" style:text-underline-width="auto" style:text-underline-color="font-color" officeooo:rsid="00354a9e" style:font-style-asian="italic" style:font-style-complex="italic"/>
    </style:style>
    <style:style style:name="T51" style:family="text">
      <style:text-properties officeooo:rsid="0023b62d"/>
    </style:style>
    <style:style style:name="T52" style:family="text">
      <style:text-properties officeooo:rsid="002467b0"/>
    </style:style>
    <style:style style:name="T53" style:family="text">
      <style:text-properties officeooo:rsid="0024b46c"/>
    </style:style>
    <style:style style:name="T54" style:family="text">
      <style:text-properties officeooo:rsid="00262c57"/>
    </style:style>
    <style:style style:name="T55" style:family="text">
      <style:text-properties fo:color="#a9a9a9" loext:opacity="100%" style:font-name="Liberation Mono1" fo:font-weight="bold" officeooo:rsid="0024b46c" style:font-weight-asian="bold" style:font-weight-complex="bold"/>
    </style:style>
    <style:style style:name="T56" style:family="text">
      <style:text-properties fo:color="#a9a9a9" loext:opacity="100%" style:font-name="Liberation Mono1" style:text-underline-style="none" fo:font-weight="bold" officeooo:rsid="0031e81f" style:font-weight-asian="bold" style:font-weight-complex="bold"/>
    </style:style>
    <style:style style:name="T57" style:family="text">
      <style:text-properties style:font-name="Liberation Sans"/>
    </style:style>
    <style:style style:name="T58" style:family="text">
      <style:text-properties style:font-name="Liberation Sans" officeooo:rsid="00262c57"/>
    </style:style>
    <style:style style:name="T59" style:family="text">
      <style:text-properties style:font-name="Liberation Sans" officeooo:rsid="0024b46c" style:font-weight-asian="normal" style:font-weight-complex="normal"/>
    </style:style>
    <style:style style:name="T60" style:family="text">
      <style:text-properties style:font-name="Liberation Sans" officeooo:rsid="0028a210"/>
    </style:style>
    <style:style style:name="T61" style:family="text">
      <style:text-properties style:font-name="Liberation Sans" officeooo:rsid="00262c57" style:font-style-asian="normal" style:font-weight-asian="normal" style:font-style-complex="normal" style:font-weight-complex="normal"/>
    </style:style>
    <style:style style:name="T62" style:family="text">
      <style:text-properties style:font-name="Liberation Sans" officeooo:rsid="0028a210" style:font-style-asian="normal" style:font-weight-asian="normal" style:font-style-complex="normal" style:font-weight-complex="normal"/>
    </style:style>
    <style:style style:name="T63" style:family="text">
      <style:text-properties style:font-name="Liberation Sans" officeooo:rsid="00354a9e" style:font-style-asian="normal" style:font-weight-asian="normal" style:font-style-complex="normal" style:font-weight-complex="normal"/>
    </style:style>
    <style:style style:name="T64" style:family="text">
      <style:text-properties style:font-name="Liberation Sans" officeooo:rsid="0028022d"/>
    </style:style>
    <style:style style:name="T65" style:family="text">
      <style:text-properties style:font-name="Liberation Sans" officeooo:rsid="00292ffd"/>
    </style:style>
    <style:style style:name="T66" style:family="text">
      <style:text-properties style:font-name="Liberation Sans" fo:font-size="23pt" fo:font-weight="normal" officeooo:rsid="002a3d16" style:font-name-asian="PingFang SC" style:font-size-asian="23pt" style:font-weight-asian="normal" style:font-name-complex="Arial Unicode MS" style:font-size-complex="23pt" style:font-weight-complex="normal"/>
    </style:style>
    <style:style style:name="T67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68" style:family="text">
      <style:text-properties style:font-name="Liberation Sans" fo:font-size="23pt" fo:font-weight="normal" officeooo:rsid="0028022d" style:font-size-asian="23pt" style:font-weight-asian="normal" style:font-size-complex="23pt" style:font-weight-complex="normal"/>
    </style:style>
    <style:style style:name="T69" style:family="text">
      <style:text-properties style:font-name="Liberation Sans" fo:font-size="23pt" fo:font-style="italic" fo:font-weight="normal" style:font-size-asian="23pt" style:font-style-asian="italic" style:font-weight-asian="normal" style:font-size-complex="23pt" style:font-style-complex="italic" style:font-weight-complex="normal"/>
    </style:style>
    <style:style style:name="T70" style:family="text">
      <style:text-properties style:font-name="Liberation Sans" officeooo:rsid="00354a9e"/>
    </style:style>
    <style:style style:name="T71" style:family="text">
      <style:text-properties style:font-name="Liberation Sans" fo:font-size="11pt" style:font-size-asian="11pt" style:font-size-complex="11pt"/>
    </style:style>
    <style:style style:name="T72" style:family="text">
      <style:text-properties style:font-name="Liberation Sans" fo:font-size="11pt" officeooo:rsid="0035ef4c" style:font-size-asian="11pt" style:font-size-complex="11pt"/>
    </style:style>
    <style:style style:name="T73" style:family="text">
      <style:text-properties style:font-name="Liberation Sans" fo:font-size="11pt" fo:font-style="italic" style:font-size-asian="11pt" style:font-size-complex="11pt"/>
    </style:style>
    <style:style style:name="T74" style:family="text">
      <style:text-properties style:font-name="Liberation Sans" fo:font-size="11pt" fo:font-style="normal" style:font-size-asian="11pt" style:font-size-complex="11pt"/>
    </style:style>
    <style:style style:name="T75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76" style:family="text">
      <style:text-properties style:font-name="Liberation Sans" officeooo:rsid="003940f8"/>
    </style:style>
    <style:style style:name="T77" style:family="text">
      <style:text-properties officeooo:rsid="0028022d"/>
    </style:style>
    <style:style style:name="T78" style:family="text">
      <style:text-properties officeooo:rsid="00295b5a"/>
    </style:style>
    <style:style style:name="T79" style:family="text">
      <style:text-properties officeooo:rsid="002b611b"/>
    </style:style>
    <style:style style:name="T80" style:family="text">
      <style:text-properties style:use-window-font-color="true" loext:opacity="0%" style:text-underline-style="none"/>
    </style:style>
    <style:style style:name="T81" style:family="text">
      <style:text-properties style:use-window-font-color="true" loext:opacity="0%" style:text-underline-style="none" officeooo:rsid="0031e81f"/>
    </style:style>
    <style:style style:name="T82" style:family="text">
      <style:text-properties style:use-window-font-color="true" loext:opacity="0%" style:text-underline-style="none" officeooo:rsid="003bf1b0"/>
    </style:style>
    <style:style style:name="T83" style:family="text">
      <style:text-properties officeooo:rsid="00341fe8"/>
    </style:style>
    <style:style style:name="T84" style:family="text">
      <style:text-properties officeooo:rsid="003533ba"/>
    </style:style>
    <style:style style:name="T85" style:family="text">
      <style:text-properties officeooo:rsid="00354a9e"/>
    </style:style>
    <style:style style:name="T86" style:family="text">
      <style:text-properties officeooo:rsid="0035ef4c"/>
    </style:style>
    <style:style style:name="T87" style:family="text">
      <style:text-properties officeooo:rsid="0037b6a2"/>
    </style:style>
    <style:style style:name="T88" style:family="text">
      <style:text-properties officeooo:rsid="003940f8"/>
    </style:style>
    <style:style style:name="T89" style:family="text">
      <style:text-properties officeooo:rsid="003bf1b0"/>
    </style:style>
    <style:style style:name="T90" style:family="text">
      <style:text-properties fo:font-size="10pt" officeooo:rsid="003f0635" style:font-name-asian="Liberation Mono" style:font-size-asian="10pt" style:font-name-complex="Liberation Mono" style:font-size-complex="10pt"/>
    </style:style>
    <style:style style:name="T91" style:family="text">
      <style:text-properties officeooo:rsid="00462302"/>
    </style:style>
    <style:style style:name="T92" style:family="text">
      <style:text-properties officeooo:rsid="004fd333"/>
    </style:style>
    <style:style style:name="T93" style:family="text">
      <style:text-properties officeooo:rsid="0052dc5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-start text:name="__RefHeading___Toc3126_4218937829"/><text:span text:style-name="T68">Funciones para encontrar</text:span><text:span text:style-name="T67"> todos los </text:span><text:span text:style-name="T69">nombres</text:span><text:span text:style-name="T67"> </text:span><text:span text:style-name="T66">de</text:span><text:span text:style-name="T67"> una </text:span><text:span text:style-name="T69">expresión</text:span><text:bookmark-end text:name="__RefHeading___Toc3126_4218937829"/></text:p>
      <text:h text:style-name="P7" text:outline-level="3"><text:bookmark-start text:name="__RefHeading___Toc3128_4218937829"/><text:span text:style-name="T51">1. </text:span>Descripción<text:bookmark-end text:name="__RefHeading___Toc3128_4218937829"/></text:h>
      <text:p text:style-name="P14"><text:span text:style-name="T77">Las funciones </text:span><text:span text:style-name="T4">all.names()</text:span><text:span text:style-name="T64"> y </text:span><text:span text:style-name="T4">all.vars()</text:span><text:span text:style-name="T77"> </text:span><text:span text:style-name="T89">son herramientas de </text:span><text:span text:style-name="T93">análisis</text:span><text:span text:style-name="T89"> sintáctic</text:span><text:span text:style-name="T93">o</text:span><text:span text:style-name="T89"> </text:span><text:span text:style-name="T91">que</text:span><text:span text:style-name="T89"> </text:span><text:span text:style-name="T77">d</text:span>evuelve<text:span text:style-name="T77">n</text:span> un vector de caracteres que contiene todos los <text:span text:style-name="T44">nombres</text:span> que aparecen en una <text:span text:style-name="T44">expresión</text:span> o <text:span text:style-name="T52">en una</text:span> <text:span text:style-name="T44">llamada</text:span><text:span text:style-name="T80"> </text:span><text:span text:style-name="T82">de</text:span><text:span text:style-name="T81"> </text:span><text:span text:style-name="T56">R</text:span>.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Contenido</text:p>
          </text:index-title>
          <text:p text:style-name="P32"><text:a xlink:type="simple" xlink:href="#__RefHeading___Toc3128_4218937829" text:style-name="Index_20_Link" text:visited-style-name="Index_20_Link"><text:span text:style-name="T71">1. Descripción<text:tab/>1</text:span></text:a></text:p>
          <text:p text:style-name="P32"><text:a xlink:type="simple" xlink:href="#__RefHeading___Toc3130_4218937829" text:style-name="Index_20_Link" text:visited-style-name="Index_20_Link"><text:span text:style-name="T71">2. Forma de uso o sintaxis<text:tab/>1</text:span></text:a></text:p>
          <text:p text:style-name="P32"><text:a xlink:type="simple" xlink:href="#__RefHeading___Toc3132_4218937829" text:style-name="Index_20_Link" text:visited-style-name="Index_20_Link"><text:span text:style-name="T71">3. Argumentos<text:tab/>1</text:span></text:a></text:p>
          <text:p text:style-name="P32"><text:a xlink:type="simple" xlink:href="#__RefHeading___Toc3134_4218937829" text:style-name="Index_20_Link" text:visited-style-name="Index_20_Link"><text:span text:style-name="T71">4. Detalles<text:tab/>2</text:span></text:a></text:p>
          <text:p text:style-name="P32"><text:a xlink:type="simple" xlink:href="#__RefHeading___Toc3136_4218937829" text:style-name="Index_20_Link" text:visited-style-name="Index_20_Link"><text:span text:style-name="T71">5. Valor devuelto<text:tab/>2</text:span></text:a></text:p>
          <text:p text:style-name="P32"><text:a xlink:type="simple" xlink:href="#__RefHeading___Toc1006_3405708704" text:style-name="Index_20_Link" text:visited-style-name="Index_20_Link"><text:span text:style-name="T71">6. Referencias<text:tab/>2</text:span></text:a></text:p>
          <text:p text:style-name="P32"><text:a xlink:type="simple" xlink:href="#__RefHeading___Toc3138_4218937829" text:style-name="Index_20_Link" text:visited-style-name="Index_20_Link"><text:span text:style-name="T71">7. Véase también<text:tab/>2</text:span></text:a></text:p>
          <text:p text:style-name="P32"><text:a xlink:type="simple" xlink:href="#__RefHeading___Toc3531_3405708704" text:style-name="Index_20_Link" text:visited-style-name="Index_20_Link"><text:span text:style-name="T71">8. Ejemplos<text:tab/>2</text:span></text:a></text:p>
          <text:p text:style-name="P32"><text:a xlink:type="simple" xlink:href="#__RefHeading___Toc3533_3405708704" text:style-name="Index_20_Link" text:visited-style-name="Index_20_Link"><text:span text:style-name="T74">9. Código fuente</text:span></text:a><text:a xlink:type="simple" xlink:href="#__RefHeading___Toc3533_3405708704" text:style-name="Index_20_Link" text:visited-style-name="Index_20_Link"><text:span text:style-name="T71"><text:tab/>2</text:span></text:a></text:p>
          <text:p text:style-name="P33"><text:a xlink:type="simple" xlink:href="#__RefHeading___Toc3535_3405708704" text:style-name="Index_20_Link" text:visited-style-name="Index_20_Link"><text:span text:style-name="T71">A. all.names()<text:tab/>2</text:span></text:a></text:p>
          <text:p text:style-name="P33"><text:a xlink:type="simple" xlink:href="#__RefHeading___Toc3537_3405708704" text:style-name="Index_20_Link" text:visited-style-name="Index_20_Link"><text:span text:style-name="T71">B. all.vars()<text:tab/>2</text:span></text:a></text:p>
          <text:p text:style-name="P32"><text:a xlink:type="simple" xlink:href="#__RefHeading___Toc3539_3405708704" text:style-name="Index_20_Link" text:visited-style-name="Index_20_Link"><text:span text:style-name="T75">10. Sobre la traducción</text:span></text:a><text:a xlink:type="simple" xlink:href="#__RefHeading___Toc3539_3405708704" text:style-name="Index_20_Link" text:visited-style-name="Index_20_Link"><text:span text:style-name="T71"><text:tab/>3</text:span></text:a></text:p>
        </text:index-body>
      </text:table-of-content>
      <text:p text:style-name="P17"/>
      <text:h text:style-name="P6" text:outline-level="3"><text:bookmark-start text:name="__RefHeading___Toc3130_4218937829"/>2. Forma de uso o sintaxis<text:bookmark-end text:name="__RefHeading___Toc3130_4218937829"/></text:h>
      <text:p text:style-name="P10"/>
      <text:p text:style-name="P12">all.names(expr, functions = TRUE, max.names = -1L, unique = FALSE)</text:p>
      <text:p text:style-name="P22">all.vars(expr, functions = FALSE, max.names = -1L, unique = TRUE)</text:p>
      <text:p text:style-name="P21"/>
      <text:h text:style-name="P5" text:outline-level="3"><text:bookmark-start text:name="__RefHeading___Toc3132_4218937829"/><text:span text:style-name="T86">3</text:span><text:span text:style-name="T51">. </text:span>Argument<text:span text:style-name="T51">o</text:span>s<text:bookmark-end text:name="__RefHeading___Toc3132_4218937829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68607488">
          <table:table-cell table:style-name="Table2.A1" office:value-type="string">
            <text:p text:style-name="P3">Argumento</text:p>
          </table:table-cell>
          <table:table-cell table:style-name="Table2.A1" office:value-type="string">
            <text:p text:style-name="P3">Valor esperado</text:p>
          </table:table-cell>
          <table:table-cell table:style-name="Table2.A1" office:value-type="string">
            <text:p text:style-name="P24">Descripción</text:p>
          </table:table-cell>
        </table:table-row>
        <table:table-row table:style-name="TableLine105553167783424">
          <table:table-cell table:style-name="Table2.A2" office:value-type="string">
            <text:p text:style-name="Table_20_Contents"><text:span text:style-name="Source_20_Text"><text:span text:style-name="T3">expr</text:span></text:span></text:p>
            <text:p text:style-name="P2"><text:span text:style-name="Source_20_Text"><text:span text:style-name="T40">expresión</text:span></text:span></text:p>
          </table:table-cell>
          <table:table-cell table:style-name="Table2.A2" office:value-type="string">
            <text:p text:style-name="P31">Una sentencia.</text:p>
          </table:table-cell>
          <table:table-cell table:style-name="Table2.C2" office:value-type="string">
            <text:p text:style-name="P28"><text:span text:style-name="T47">E</text:span><text:span text:style-name="T48">xpresión</text:span><text:span text:style-name="T39"> o </text:span><text:span text:style-name="T48">llamada</text:span><text:span text:style-name="T39"> desde la cual </text:span><text:span text:style-name="T83">se extraerán los nombres.</text:span></text:p>
          </table:table-cell>
        </table:table-row>
        <table:table-row table:style-name="TableLine105553167790592">
          <table:table-cell table:style-name="Table2.A2" office:value-type="string">
            <text:p text:style-name="Table_20_Contents"><text:span text:style-name="Source_20_Text"><text:span text:style-name="T3">functions</text:span></text:span></text:p>
            <text:p text:style-name="P2"><text:span text:style-name="Source_20_Text"><text:span text:style-name="T40">funci</text:span></text:span><text:span text:style-name="Source_20_Text"><text:span text:style-name="T42">o</text:span></text:span><text:span text:style-name="Source_20_Text"><text:span text:style-name="T40">n</text:span></text:span><text:span text:style-name="Source_20_Text"><text:span text:style-name="T41">es</text:span></text:span></text:p>
          </table:table-cell>
          <table:table-cell table:style-name="Table2.A2" office:value-type="string">
            <text:p text:style-name="P31">Un valor lógico</text:p>
          </table:table-cell>
          <table:table-cell table:style-name="Table2.C2" office:value-type="string">
            <text:p text:style-name="P29"><text:span text:style-name="T83">V</text:span>alor lógico que indica si los nombres de la función deberán ser incluídos en el resultado.</text:p>
          </table:table-cell>
        </table:table-row>
        <table:table-row table:style-name="TableLine105553167793664">
          <table:table-cell table:style-name="Table2.A2" office:value-type="string">
            <text:p text:style-name="Table_20_Contents"><text:span text:style-name="Source_20_Text"><text:span text:style-name="T3">max.names</text:span></text:span></text:p>
            <text:p text:style-name="P2"><text:span text:style-name="Source_20_Text"><text:span text:style-name="T43">núm</text:span></text:span><text:span text:style-name="Source_20_Text"><text:span text:style-name="T40">.nombres</text:span></text:span></text:p>
          </table:table-cell>
          <table:table-cell table:style-name="Table2.A2" office:value-type="string">
            <text:p text:style-name="P31">Un valor entero</text:p>
          </table:table-cell>
          <table:table-cell table:style-name="Table2.C2" office:value-type="string">
            <text:p text:style-name="P28"><text:span text:style-name="T79">E</text:span><text:span text:style-name="T39">l número máximo de nombres </text:span><text:span text:style-name="T79">que serán</text:span><text:span text:style-name="T39"> devueltos. </text:span><text:span text:style-name="T84">Un valor de</text:span><text:span text:style-name="T39"> -1 indica</text:span><text:span text:style-name="T79">rá</text:span><text:span text:style-name="T39"> </text:span><text:span text:style-name="T84">que el único límite en el número de nombres devueltos será el de la extensión máxima de los vectores en </text:span><text:span text:style-name="T10">R</text:span><text:span text:style-name="T84">.</text:span></text:p>
          </table:table-cell>
        </table:table-row>
        <table:table-row table:style-name="TableLine105553167787008">
          <table:table-cell table:style-name="Table2.A5" office:value-type="string">
            <text:p text:style-name="Table_20_Contents"><text:span text:style-name="Source_20_Text"><text:span text:style-name="T3">unique</text:span></text:span></text:p>
            <text:p text:style-name="P2"><text:span text:style-name="Source_20_Text"><text:span text:style-name="T40">único</text:span></text:span></text:p>
          </table:table-cell>
          <table:table-cell table:style-name="Table2.A5" office:value-type="string">
            <text:p text:style-name="P20">Un valor lógico</text:p>
          </table:table-cell>
          <table:table-cell table:style-name="Table2.A5" office:value-type="string">
            <text:p text:style-name="P29"><text:span text:style-name="T79">U</text:span>n valor lógico que indica si los nombres duplicados deberán ser removidos del <text:span text:style-name="T85">resultado</text:span>.</text:p>
          </table:table-cell>
        </table:table-row>
      </table:table>
      <text:h text:style-name="P7" text:outline-level="3"><text:bookmark-start text:name="__RefHeading___Toc3134_4218937829"/><text:soft-page-break/><text:span text:style-name="T86">4</text:span><text:span text:style-name="T51">. </text:span>Detalles<text:bookmark-end text:name="__RefHeading___Toc3134_4218937829"/></text:h>
      <text:p text:style-name="P13"><text:span text:style-name="T52">La</text:span><text:span text:style-name="T54">s </text:span><text:span text:style-name="T46">llamadas</text:span><text:span text:style-name="T54">, </text:span><text:span text:style-name="T85">las</text:span><text:span text:style-name="T54"> </text:span><text:span text:style-name="T46">expresiones</text:span><text:span text:style-name="T54"> y </text:span><text:span text:style-name="T85">los</text:span><text:span text:style-name="T53"> </text:span><text:span text:style-name="T45">nombres</text:span><text:span text:style-name="T53"> son tipos de objetos que constituyen las estructuras sintácticas básicas del lenguaje </text:span><text:span text:style-name="T85">en</text:span><text:span text:style-name="T53"> </text:span><text:span text:style-name="T55">R</text:span><text:span text:style-name="T59">;</text:span><text:span text:style-name="T53"> </text:span><text:span text:style-name="T54">p</text:span><text:span text:style-name="T58">ara más información,</text:span><text:span text:style-name="T60"> por favor </text:span><text:span text:style-name="T58">consulte</text:span><text:span text:style-name="T60"> </text:span><text:span text:style-name="T58">la página de ayuda </text:span><text:span text:style-name="T70">sobre</text:span><text:span text:style-name="T58"> cada tipo </text:span><text:span text:style-name="T70">de objeto</text:span><text:span text:style-name="T58">, así como el </text:span><text:span text:style-name="T65">tomo </text:span><text:span text:style-name="T70">sobre</text:span><text:span text:style-name="T58"> </text:span><text:span text:style-name="T50">la</text:span><text:span text:style-name="T49"> definición del lenguaje</text:span><text:span text:style-name="T61"> </text:span><text:span text:style-name="T62">de </text:span><text:span text:style-name="T63">los manuales de la documentación</text:span><text:span text:style-name="T62">.</text:span></text:p>
      <text:p text:style-name="P15">Las funciones <text:span text:style-name="T1">all.names()</text:span> y <text:span text:style-name="T1">var.names()</text:span> son <text:span text:style-name="T86">herramientas</text:span><text:span text:style-name="T78"> que permiten</text:span> descomponer <text:span text:style-name="T86">la sintaxis de</text:span> un conjunto de sentencias válidas, <text:span text:style-name="T86">aunque todavía no evaluadas,</text:span> del lenguaje. <text:span text:style-name="T79">La primera identifica</text:span><text:span text:style-name="T86">rá</text:span><text:span text:style-name="T79"> variables, funciones y operadores, </text:span><text:span text:style-name="T92">mientras que </text:span><text:span text:style-name="T79">la segunda solo identifica</text:span><text:span text:style-name="T86">rá</text:span><text:span text:style-name="T79"> nombres de variables u objetos.</text:span></text:p>
      <text:h text:style-name="P7" text:outline-level="3"><text:bookmark-start text:name="__RefHeading___Toc3136_4218937829"/><text:span text:style-name="T86">5</text:span><text:span text:style-name="T51">. </text:span>Valor <text:span text:style-name="T51">devuelto</text:span><text:bookmark-end text:name="__RefHeading___Toc3136_4218937829"/></text:h>
      <text:p text:style-name="P16">La función <text:span text:style-name="T1">all.names()</text:span> devolverá un vector de caracteres con los nombres de las variables, funciones y operadores que encuentre en una sentencia <text:span text:style-name="T78">sin evaluar</text:span> <text:span text:style-name="T78">de código de </text:span><text:span text:style-name="T9">R</text:span>.</text:p>
      <text:p text:style-name="P16">La función <text:span text:style-name="T1">all.names()</text:span> devolverá un vector de caracteres con los nombres de las variables que encuentre en una sentencia <text:span text:style-name="T78">sin evaluar</text:span> <text:span text:style-name="T78">de código de </text:span><text:span text:style-name="T9">R</text:span>.</text:p>
      <text:h text:style-name="P35" text:outline-level="3"><text:bookmark-start text:name="__RefHeading___Toc1006_3405708704"/>6. Referencias<text:bookmark-end text:name="__RefHeading___Toc1006_3405708704"/></text:h>
      <text:p text:style-name="Text_20_body"><text:span text:style-name="T71">R Core Team. </text:span><text:a xlink:type="simple" xlink:href="https://cran.r-project.org/doc/manuals/R-lang.html." text:style-name="Internet_20_link" text:visited-style-name="Visited_20_Internet_20_Link"><text:span text:style-name="T73">R Language Definition</text:span></text:a><text:span text:style-name="T71">. The R Manuals. </text:span><text:span text:style-name="T72">Viena: </text:span><text:span text:style-name="T71">The R Foundation, 2021.</text:span></text:p>
      <text:h text:style-name="P8" text:outline-level="3"><text:bookmark-start text:name="__RefHeading___Toc3138_4218937829"/><text:span text:style-name="T86">7</text:span><text:span text:style-name="T51">. </text:span>Véase también<text:bookmark-end text:name="__RefHeading___Toc3138_4218937829"/></text:h>
      <text:p text:style-name="P18"><text:span text:style-name="T28">substitute</text:span><text:span text:style-name="T15">()</text:span><text:span text:style-name="T13"> para reemplazar símbolos </text:span><text:span text:style-name="T14">por</text:span><text:span text:style-name="T13"> valores en una expresión.</text:span></text:p>
      <text:h text:style-name="P9" text:outline-level="3"><text:bookmark-start text:name="__RefHeading___Toc3531_3405708704"/><text:span text:style-name="T87">8</text:span><text:span text:style-name="T51">. </text:span><text:span text:style-name="T87">Ejemplos</text:span><text:bookmark-end text:name="__RefHeading___Toc3531_3405708704"/></text:h>
      <text:p text:style-name="P11"><text:tab/>all.names(expression(sin(x+y)))</text:p>
      <text:p text:style-name="P36"><text:tab/>all.names(quote(sin(x+y))) # <text:span text:style-name="T90">o una llamada</text:span></text:p>
      <text:p text:style-name="P23"><text:tab/>all.vars(expression(sin(x+y)))</text:p>
      <text:p text:style-name="P23"/>
      <text:h text:style-name="P25" text:outline-level="3"><text:bookmark-start text:name="__RefHeading___Toc3533_3405708704"/><text:span text:style-name="T30">9</text:span><text:span text:style-name="T31">. </text:span><text:span text:style-name="T30">Código fuente</text:span><text:bookmark-end text:name="__RefHeading___Toc3533_3405708704"/></text:h>
      <text:h text:style-name="P38" text:outline-level="4"><text:bookmark-start text:name="__RefHeading___Toc3535_3405708704"/><text:span text:style-name="T57">A. </text:span>all.names()<text:bookmark-end text:name="__RefHeading___Toc3535_3405708704"/></text:h>
      <text:p text:style-name="P37"><text:tab/>function(expr, functions = TRUE, max.names = -1L, unique = FALSE) </text:p>
      <text:p text:style-name="P37"><text:tab/><text:tab/>.Internal(all.names(expr, functions, max.names, unique))</text:p>
      <text:h text:style-name="P38" text:outline-level="4"><text:bookmark-start text:name="__RefHeading___Toc3537_3405708704"/><text:span text:style-name="T76">B</text:span><text:span text:style-name="T57">. </text:span>all.<text:span text:style-name="T88">vars</text:span>()<text:bookmark-end text:name="__RefHeading___Toc3537_3405708704"/></text:h>
      <text:p text:style-name="P27"><text:tab/>function(expr, functions = FALSE, max.names = -1L, unique = TRUE) </text:p>
      <text:p text:style-name="P27"><text:tab/><text:tab/>.Internal(all.names(expr, functions, max.names, unique)) </text:p>
      <text:p text:style-name="P26"/>
      <text:h text:style-name="P25" text:outline-level="3"><text:bookmark-start text:name="__RefHeading___Toc3539_3405708704"/><text:span text:style-name="T33">10</text:span><text:span text:style-name="T32">. </text:span><text:span text:style-name="T34">Sobre la traducción</text:span><text:bookmark-end text:name="__RefHeading___Toc3539_3405708704"/></text:h>
      <text:p text:style-name="P19"><text:span text:style-name="T16">La t</text:span><text:span text:style-name="T17">raduc</text:span><text:span text:style-name="T16">ción</text:span><text:span text:style-name="T17"> al español </text:span><text:span text:style-name="T16">de esta página </text:span><text:span text:style-name="T18">de ayuda</text:span><text:span text:style-name="T16"> </text:span><text:span text:style-name="T22">fue actualizada </text:span><text:span text:style-name="T16">el </text:span><text:span text:style-name="T21">03</text:span><text:span text:style-name="T17"> de mayo de 202</text:span><text:span text:style-name="T21">1 </text:span><text:span text:style-name="T22">y </text:span><text:span text:style-name="T16">está basada en la </text:span><text:span text:style-name="T19">d</text:span><text:span text:style-name="T16">ocumentación </text:span><text:span text:style-name="T19">original de</text:span><text:span text:style-name="T27"> </text:span><text:span text:style-name="T35">R</text:span><text:span text:style-name="T19"> </text:span><text:span text:style-name="T20">en inglés</text:span><text:span text:style-name="T36"> </text:span><text:span text:style-name="T16">para </text:span><text:span text:style-name="T19">la</text:span><text:span text:style-name="T16"> versión </text:span><text:span text:style-name="T37">4.0.</text:span><text:span text:style-name="T38">3</text:span><text:span text:style-name="T21">. </text:span><text:span text:style-name="T23">La revisión técnica de esta </text:span><text:soft-page-break/><text:span text:style-name="T23">página de ayuda todavía no ha sido realizada. </text:span><text:span text:style-name="T25">S</text:span><text:span text:style-name="T24">i deseas participar </text:span><text:span text:style-name="T25">realizando la revisión técnica </text:span><text:span text:style-name="T26">o estilística</text:span><text:span text:style-name="T24"> por favor dirígete a la página del proyecto en: </text:span><text:span text:style-name="T29">https://github.com/sicabi/documentacionR</text:span><text:span text:style-name="T2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paragraph-rsid="002a3d16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MT1" style:family="text">
      <style:text-properties style:font-name="Liberation Mono1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officeooo:rsid="0039fe0f"/>
    </style:style>
    <style:style style:name="MT4" style:family="text">
      <style:text-properties fo:color="#808080" loext:opacity="100%" style:font-name="Liberation Mono1" officeooo:rsid="0023b62d"/>
    </style:style>
    <style:style style:name="MT5" style:family="text">
      <style:text-properties fo:color="#808080" loext:opacity="100%" style:font-name="Liberation Mono1" officeooo:rsid="00262c57"/>
    </style:style>
    <style:style style:name="MT6" style:family="text">
      <style:text-properties fo:color="#000000" loext:opacity="100%" style:font-name="Liberation Sans" officeooo:rsid="001cf925"/>
    </style:style>
    <style:style style:name="MT7" style:family="text">
      <style:text-properties fo:color="#808080" loext:opacity="100%" style:font-name="Liberation Mono1" fo:font-weight="bold" officeooo:rsid="001cf925" style:font-weight-asian="bold" style:font-weight-complex="bold"/>
    </style:style>
    <style:style style:name="MT8" style:family="text">
      <style:text-properties fo:color="#0000ff" loext:opacity="100%" style:font-name="Liberation Sans" fo:font-weight="bold" officeooo:rsid="0023b62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l.names</text:span> {<text:span text:style-name="MT2">base</text:span>} <text:span text:style-name="MT3">extraer</text:span><text:span text:style-name="MT4">.</text:span><text:span text:style-name="MT3">nombres</text:span><text:span text:style-name="MT5"><text:tab/><text:tab/><text:tab/><text:tab/><text:tab/> <text:s text:c="3"/></text:span><text:span text:style-name="MT6">Documentación de </text:span><text:span text:style-name="MT7">R</text:span><text:span text:style-name="MT6"> </text:span><text:span text:style-name="MT8">4.0.3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0-01T23:08:09.676837575</meta:creation-date>
    <dc:date>2021-05-03T19:40:48.768584580</dc:date>
    <meta:editing-duration>PT5H26M3S</meta:editing-duration>
    <meta:editing-cycles>43</meta:editing-cycles>
    <meta:generator>LibreOffice/7.1.2.2$MacOSX_X86_64 LibreOffice_project/8a45595d069ef5570103caea1b71cc9d82b2aae4</meta:generator>
    <meta:document-statistic meta:table-count="1" meta:image-count="0" meta:object-count="0" meta:page-count="3" meta:paragraph-count="64" meta:word-count="513" meta:character-count="3276" meta:non-whitespace-character-count="2807"/>
  </office:meta>
</office:document-meta>
</file>